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 table:number-rows-repeated="104783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> </number:text>
      <number:fill-character> </number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number:fill-character> </number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6">00/00/0000</text:date>, <text:time style:data-style-name="N2" text:time-value="12:22:32.3105617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5-06T12:29:45.126901334</dc:date>
    <dc:creator>Jesus Castagnetto</dc:creator>
    <meta:editing-duration>P5DT16H36M25S</meta:editing-duration>
    <meta:editing-cycles>519</meta:editing-cycles>
    <meta:generator>LibreOffice/7.1.2.2$Linux_X86_64 LibreOffice_project/10$Build-2</meta:generator>
    <meta:document-statistic meta:table-count="1" meta:cell-count="5322" meta:object-count="0"/>
  </office:meta>
</office:document-meta>
</file>